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Textbody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Textbody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Textbody" style:family="paragraph">
      <style:text-properties fo:font-weight="bold" style:font-weight-asian="bold" style:font-weight-complex="bold"/>
    </style:style>
    <style:style style:name="P14" style:parent-style-name="Textbody" style:family="paragraph">
      <style:text-properties fo:font-weight="bold" style:font-weight-asian="bold" style:font-weight-complex="bold"/>
    </style:style>
    <style:style style:name="P15" style:parent-style-name="Textbody" style:family="paragraph">
      <style:text-properties fo:font-weight="bold" style:font-weight-asian="bold" style:font-weight-complex="bold"/>
    </style:style>
    <style:style style:name="P16" style:parent-style-name="Textbody" style:family="paragraph">
      <style:text-properties fo:font-weight="bold" style:font-weight-asian="bold" style:font-weight-complex="bold"/>
    </style:style>
    <style:style style:name="P17" style:parent-style-name="Textbody" style:family="paragraph">
      <style:text-properties fo:font-weight="bold" style:font-weight-asian="bold" style:font-weight-complex="bold"/>
    </style:style>
    <style:style style:name="P18" style:parent-style-name="Textbody" style:family="paragraph">
      <style:text-properties fo:font-weight="bold" style:font-weight-asian="bold" style:font-weight-complex="bold"/>
    </style:style>
    <style:style style:name="P19" style:parent-style-name="Textbody" style:family="paragraph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Textbody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E BERRE<text:tab/><text:span text:style-name="T3">Module M1104</text:span><text:tab/>Université de Bretagne Sud<text:tab/></text:p>
      <text:p text:style-name="P4">Samuel<text:tab/><text:span text:style-name="T5">TP5 : Récapitulatif<text:s/></text:span><text:tab/>IUT de Vannes</text:p>
      <text:p text:style-name="P6">Groupe A2<text:tab/><text:span text:style-name="T7">07/12/16</text:span><text:tab/>DUT Info 1A<text:tab/></text:p>
      <text:p text:style-name="Standard"/>
      <text:h text:style-name="Titre2" text:outline-level="2"><text:bookmark-start text:name="__DdeLink__40_152993799"/>Question 1<text:bookmark-end text:name="__DdeLink__40_152993799"/></text:h>
      <text:p text:style-name="P8">SQL :</text:p>
      <text:p text:style-name="Standard">SELECT DISTINCT UPPER(TITRE)</text:p>
      <text:p text:style-name="Standard">FROM<text:s/>POUIT_BDD.DESFILMS</text:p>
      <text:p text:style-name="Standard">WHERE DUREE = (SELECT MAX(DUREE)</text:p>
      <text:p text:style-name="Standard"><text:s text:c="14"/>FROM POUIT_BDD.DESFILMS)</text:p>
      <text:p text:style-name="Standard"/>
      <text:p text:style-name="P9">Réponse :</text:p>
      <text:p text:style-name="Standard">LES SEPT NAINS</text:p>
      <text:h text:style-name="Titre2" text:outline-level="2">Question 2</text:h>
      <text:p text:style-name="Textbody"><text:span text:style-name="T10">SQL</text:span> :<text:bookmark-start text:name="__DdeLink__162_1971531344"/><text:bookmark-end text:name="__DdeLink__162_1971531344"/></text:p>
      <text:p text:style-name="Textbody">SELECT LeRealisateur, UPPER(NOM)</text:p>
      <text:p text:style-name="Textbody">FROM POUIT_BDD.DESFILMS,POUIT_BDD.DESPERSONNES</text:p>
      <text:p text:style-name="Textbody">WHERE LEREALISATEUR = IDPERSONNE</text:p>
      <text:p text:style-name="Textbody">GROUP BY<text:s/>LEREALISATEUR,UPPER(NOM)</text:p>
      <text:p text:style-name="Textbody">HAVING COUNT(*) = (SELECT MAX(nbFilm)</text:p>
      <text:p text:style-name="Textbody"><text:s text:c="18"/>FROM ( SELECT LEREALISATEUR,COUNT(*) AS nbFilm</text:p>
      <text:p text:style-name="Textbody"><text:s text:c="24"/>FROM POUIT_BDD.DESFILMS</text:p>
      <text:p text:style-name="Textbody"><text:s text:c="26"/>GROUP BY LEREALISATEUR));</text:p>
      <text:p text:style-name="Textbody"/>
      <text:p text:style-name="P11">Réponse :</text:p>
      <text:p text:style-name="Textbody">98<text:tab/>GLEN</text:p>
      <text:h text:style-name="Titre2" text:outline-level="2">Question<text:s/>3</text:h>
      <text:p text:style-name="Textbody"><text:span text:style-name="T12">SQL :</text:span></text:p>
      <text:p text:style-name="Textbody">SELECT DISTINCT UPPER(TITRE)</text:p>
      <text:p text:style-name="Textbody"><text:tab/>FROM POUIT_BDD.DESACTEURS, POUIT_BDD.DESFILMS</text:p>
      <text:p text:style-name="Textbody"><text:tab/>WHERE CODE = UNFILM</text:p>
      <text:p text:style-name="Textbody"><text:tab/>AND UNACTEUR IN ( SELECT IDPERSONNE</text:p>
      <text:p text:style-name="Textbody"><text:tab/>FROM POUIT_BDD.DESPERSONNES</text:p>
      <text:p text:style-name="Textbody"><text:tab/>WHERE UPPER(prenom) = 'ANNA'</text:p>
      <text:p text:style-name="Textbody"><text:tab/>AND UPPER(nom) = 'POPPLEWELL');</text:p>
      <text:p text:style-name="Textbody"/>
      <text:p text:style-name="P13">Réponse :</text:p>
      <text:p text:style-name="Textbody">LE MONDE<text:s/>DE NARNIA : LE LION,LA SORCIERE BLANCHE,L ARMOIRE MAGIQUE</text:p>
      <text:p text:style-name="Textbody">LE MONDE DE NARNIA : L ODYSSEE DU PASSEUR D AURORE</text:p>
      <text:p text:style-name="Textbody">LE MONDE DE NARNIA : LE PRINCE CASPIAN</text:p>
      <text:h text:style-name="Titre2" text:outline-level="2">Question 4</text:h>
      <text:p text:style-name="P14">SQL :</text:p>
      <text:p text:style-name="Textbody">SELECT DISTINCT UPPER(pays)</text:p>
      <text:p text:style-name="Textbody">FROM POUIT_BDD.DESFILMS, POUIT_BDD.DESPERSONNES</text:p>
      <text:p text:style-name="Textbody">WHERE<text:s/>LEREALISATEUR = IDPERSONNE</text:p>
      <text:p text:style-name="Textbody">GROUP BY UPPER(pays)</text:p>
      <text:p text:style-name="Textbody">HAVING COUNT(DISTINCT LEREALISATEUR) = (SELECT MAX(N)</text:p>
      <text:p text:style-name="Textbody"><text:s text:c="40"/>FROM (SELECT DISTINCT UPPER(pays), COUNT(DISTINCT LEREALISATEUR) AS N</text:p>
      <text:p text:style-name="Textbody"><text:s text:c="46"/>FROM POUIT_BDD.DESFILMS, POUIT_BDD.DESPERSONNES</text:p>
      <text:p text:style-name="Textbody"><text:s text:c="46"/>WHERE LEREALISATEUR = IDPERSONNE</text:p>
      <text:p text:style-name="Textbody"><text:s text:c="46"/>GROUP BY UPPER(pays)));</text:p>
      <text:p text:style-name="P15">Réponse :</text:p>
      <text:p text:style-name="Textbody">USA</text:p>
      <text:p text:style-name="Textbody">GB</text:p>
      <text:h text:style-name="Titre2" text:outline-level="2">Question 5</text:h>
      <text:p text:style-name="P16">SQL :</text:p>
      <text:p text:style-name="Textbody">SELECT *</text:p>
      <text:p text:style-name="Textbody">FROM (SELECT DISTINCT UPPER(titre), ANNEESORTIE</text:p>
      <text:p text:style-name="Textbody"><text:s text:c="7"/>FROM POUIT_BDD.DESFILMS</text:p>
      <text:p text:style-name="Textbody"><text:s text:c="7"/>ORDER BY ANNEESORTIE DESC)</text:p>
      <text:p text:style-name="Textbody">WHERE ROWNUM &lt;= 4;</text:p>
      <text:p text:style-name="P17">Réponse :</text:p>
      <text:p text:style-name="Textbody">CHOCOLAT<text:tab/>2016</text:p>
      <text:p text:style-name="Textbody">DIVERGENTE 3 : AU DELA DU MUR<text:tab/>2016</text:p>
      <text:p text:style-name="Textbody">DIVERGENTE 2 : L INSURRECTION<text:tab/>2015</text:p>
      <text:p text:style-name="Textbody">HUNGER GAMES : LA REVOLTE PARTIE 2<text:tab/>2015</text:p>
      <text:h text:style-name="Titre2" text:outline-level="2">Question 6</text:h>
      <text:p text:style-name="P18">SQL :</text:p>
      <text:p text:style-name="Textbody">DROP VIEW MONTRUC;</text:p>
      <text:p text:style-name="Textbody">CREATE VIEW MONTRUC (Realisateur,nomR,prenomR,Acteur,nomA,Titre) AS SELECT LeRealisateur,P1.nom,P1.prenom,UnActeur,P2.nom,Titre</text:p>
      <text:p text:style-name="Textbody"><text:s text:c="4"/>FROM POUIT_BDD.DESACTEURS , POUIT_BDD.DESFILMS<text:s/>, POUIT_BDD.DESPERSONNES P1 , POUIT_BDD.DESPERSONNES P2</text:p>
      <text:p text:style-name="Textbody"><text:s text:c="4"/>WHERE LeRealisateur = P1.IDPERSONNE</text:p>
      <text:p text:style-name="Textbody"><text:s text:c="4"/>AND UnActeur = P2.IDPERSONNE</text:p>
      <text:p text:style-name="Textbody"><text:s text:c="4"/>AND Code = Unfilm;</text:p>
      <text:p text:style-name="Textbody">SELECT DISTINCT<text:s/>UPPER(nomA)</text:p>
      <text:p text:style-name="Textbody">FROM MONTRUC</text:p>
      <text:p text:style-name="Textbody">WHERE UPPER(nomR) = 'BESSON'</text:p>
      <text:p text:style-name="Textbody">AND UPPER(prenomR) = 'LUC'</text:p>
      <text:p text:style-name="Textbody"/>
      <text:p text:style-name="P19">Réponse :</text:p>
      <text:p text:style-name="Textbody">FREEMAN <text:s text:c="12"/></text:p>
      <text:p text:style-name="Textbody">JOHANSSON<text:s text:c="7"/></text:p>
      <text:p text:style-name="Textbody">BESSON</text:p>
      <text:p text:style-name="Textbody">TIPTON</text:p>
      <text:h text:style-name="Titre2" text:outline-level="2">Question 7</text:h>
      <text:p text:style-name="Textbody"><text:span text:style-name="T20">SQL :</text:span></text:p>
      <text:p text:style-name="Textbody">SELECT DISTINCT<text:s/>UPPER(nomA)</text:p>
      <text:p text:style-name="Textbody">FROM MONTRUC</text:p>
      <text:p text:style-name="Textbody">WHERE REALISATEUR = ACTEUR</text:p>
      <text:p text:style-name="P21">Réponse :</text:p>
      <text:p text:style-name="Textbody">KUROSAWA</text:p>
      <text:p text:style-name="Textbody">ALLEN</text:p>
      <text:p text:style-name="Textbody">BESSON</text:p>
      <text:p text:style-name="Textbody">L’ESPAGNOL</text:p>
      <text:p text:style-name="Textbody">REDFORT</text:p>
      <text:p text:style-name="Textbody">TARKOVSKY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éponse" style:display-name="Réponse" style:family="paragraph" style:parent-style-name="Standard">
      <style:paragraph-properties fo:border="0.0034in solid #000000" fo:padding="0.0138in" style:shadow="none" fo:text-align="justify"/>
      <style:text-properties fo:font-size="10.5pt" style:font-size-asian="10.5pt" fo:hyphenate="false"/>
    </style:style>
    <style:style style:name="Code" style:display-name="Code" style:family="paragraph" style:parent-style-name="Standard">
      <style:paragraph-properties fo:border="0.0034in solid #000000" fo:padding="0.0138in" style:shadow="none" fo:background-color="#E6E6FF"/>
      <style:text-properties style:font-name="Courier 10 Pitch" style:font-name-asian="Courier 10 Pitch" style:font-name-complex="Courier 10 Pitch" fo:font-size="10.5pt" style:font-size-asian="10.5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am </meta:initial-creator>
    <dc:creator>Samuel</dc:creator>
    <meta:creation-date>2014-09-08T15:17:00Z</meta:creation-date>
    <dc:date>2016-12-08T17:37:00Z</dc:date>
    <meta:print-date>2016-12-08T17:06:00Z</meta:print-date>
    <meta:template xlink:href="Normal" xlink:type="simple"/>
    <meta:editing-cycles>10</meta:editing-cycles>
    <meta:editing-duration>PT7380S</meta:editing-duration>
    <meta:document-statistic meta:page-count="1" meta:paragraph-count="5" meta:word-count="404" meta:character-count="2622" meta:row-count="18" meta:non-whitespace-character-count="2223"/>
  </office:meta>
</office:document-meta>
</file>